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name="T8" style:parent-style-name="DefaultParagraphFont" style:family="text">
      <style:text-properties style:language-asian="en" style:country-asian="US" style:language-complex="ar" style:country-complex="SA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T11" style:parent-style-name="DefaultParagraphFont" style:family="text">
      <style:text-properties style:language-asian="en" style:country-asian="US" style:language-complex="ar" style:country-complex="SA"/>
    </style:style>
    <style:style style:name="T12" style:parent-style-name="DefaultParagraphFont" style:family="text">
      <style:text-properties style:language-asian="en" style:country-asian="US" style:language-complex="ar" style:country-complex="SA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name="T14" style:parent-style-name="DefaultParagraphFont" style:family="text">
      <style:text-properties style:language-asian="en" style:country-asian="US" style:language-complex="ar" style:country-complex="SA"/>
    </style:style>
    <style:style style:name="T15" style:parent-style-name="DefaultParagraphFont" style:family="text">
      <style:text-properties style:language-asian="en" style:country-asian="US" style:language-complex="ar" style:country-complex="SA"/>
    </style:style>
    <style:style style:name="T16" style:parent-style-name="DefaultParagraphFont" style:family="text">
      <style:text-properties style:language-asian="en" style:country-asian="US" style:language-complex="ar" style:country-complex="SA"/>
    </style:style>
    <style:style style:name="T17" style:parent-style-name="DefaultParagraphFont" style:family="text">
      <style:text-properties style:language-asian="en" style:country-asian="US" style:language-complex="ar" style:country-complex="SA"/>
    </style:style>
    <style:style style:name="T18" style:parent-style-name="DefaultParagraphFont" style:family="text">
      <style:text-properties style:language-asian="en" style:country-asian="US" style:language-complex="ar" style:country-complex="SA"/>
    </style:style>
    <style:style style:name="T19" style:parent-style-name="DefaultParagraphFont" style:family="text">
      <style:text-properties style:text-position="super 66.6%"/>
    </style:style>
    <style:style style:name="T20" style:parent-style-name="DefaultParagraphFont" style:family="text">
      <style:text-properties style:language-asian="en" style:country-asian="US" style:language-complex="ar" style:country-complex="SA"/>
    </style:style>
    <style:style style:name="T21" style:parent-style-name="DefaultParagraphFont" style:family="text">
      <style:text-properties style:text-position="super 66.6%"/>
    </style:style>
    <style:style style:name="T22" style:parent-style-name="DefaultParagraphFont" style:family="text">
      <style:text-properties style:language-asian="en" style:country-asian="US" style:language-complex="ar" style:country-complex="SA"/>
    </style:style>
    <style:style style:name="T23" style:parent-style-name="DefaultParagraphFont" style:family="text">
      <style:text-properties style:text-position="super 66.6%"/>
    </style:style>
    <style:style style:name="T24" style:parent-style-name="DefaultParagraphFont" style:family="text">
      <style:text-properties style:language-asian="en" style:country-asian="US" style:language-complex="ar" style:country-complex="SA"/>
    </style:style>
    <style:style style:name="T25" style:parent-style-name="DefaultParagraphFont" style:family="text">
      <style:text-properties style:language-asian="en" style:country-asian="US" style:language-complex="ar" style:country-complex="SA"/>
    </style:style>
    <style:style style:name="T26" style:parent-style-name="DefaultParagraphFont" style:family="text">
      <style:text-properties style:text-position="super 66.6%"/>
    </style:style>
    <style:style style:name="T27" style:parent-style-name="DefaultParagraphFont" style:family="text">
      <style:text-properties style:text-position="super 66.6%" style:language-asian="en" style:country-asian="US" style:language-complex="ar" style:country-complex="SA"/>
    </style:style>
    <style:style style:name="T28" style:parent-style-name="DefaultParagraphFont" style:family="text">
      <style:text-properties style:text-position="super 66.6%"/>
    </style:style>
    <style:style style:name="T29" style:parent-style-name="DefaultParagraphFont" style:family="text">
      <style:text-properties style:language-asian="en" style:country-asian="US" style:language-complex="ar" style:country-complex="SA"/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graphics1" text:anchor-type="paragraph" svg:x="0in" svg:y="0in" svg:width="6.9252in" svg:height="3.9161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"><draw:frame draw:z-index="251659264" draw:style-name="a1" draw:name="graphics2" text:anchor-type="paragraph" svg:x="0in" svg:y="0in" svg:width="6.9252in" svg:height="3.797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<draw:frame draw:z-index="22" draw:style-name="a2" draw:name="graphics3" text:anchor-type="paragraph" svg:x="0in" svg:y="0.7811in" svg:width="6.9252in" svg:height="4.0827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<draw:frame draw:z-index="2" draw:style-name="a3" draw:name="graphics4" text:anchor-type="paragraph" svg:x="0in" svg:y="0in" svg:width="6.9252in" svg:height="3.2189in" style:rel-width="scale" style:rel-height="scale"><draw:image xlink:href="media/image4.png" xlink:type="simple" xlink:show="embed" xlink:actuate="onLoad"/><svg:title/><svg:desc/></draw:frame></text:span></text:p>
      <text:soft-page-break/>
      <text:p text:style-name="Standard"><text:span text:style-name="T6"><draw:frame draw:z-index="3" draw:style-name="a4" draw:name="graphics5" text:anchor-type="paragraph" svg:x="0in" svg:y="0in" svg:width="6.9252in" svg:height="3.2126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7"><draw:frame draw:z-index="4" draw:style-name="a5" draw:name="graphics6" text:anchor-type="paragraph" svg:x="0in" svg:y="0in" svg:width="4.5728in" svg:height="3.4374in" style:rel-width="scale" style:rel-height="scale"><draw:image xlink:href="media/image6.png" xlink:type="simple" xlink:show="embed" xlink:actuate="onLoad"/><svg:title/><svg:desc/></draw:frame></text:span></text:p>
      <text:soft-page-break/>
      <text:p text:style-name="Standard"><text:span text:style-name="T8"><draw:frame draw:z-index="5" draw:style-name="a6" draw:name="graphics7" text:anchor-type="paragraph" svg:x="0in" svg:y="0in" svg:width="3.7602in" svg:height="2.198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9"><draw:frame draw:z-index="6" draw:style-name="a7" draw:name="graphics8" text:anchor-type="paragraph" svg:x="0in" svg:y="0in" svg:width="4.2602in" svg:height="3.5102in" style:rel-width="scale" style:rel-height="scale"><draw:image xlink:href="media/image8.png" xlink:type="simple" xlink:show="embed" xlink:actuate="onLoad"/><svg:title/><svg:desc/></draw:frame></text:span></text:p>
      <text:soft-page-break/>
      <text:p text:style-name="Standard"><text:span text:style-name="T10"><draw:frame draw:z-index="7" draw:style-name="a8" draw:name="graphics9" text:anchor-type="paragraph" svg:x="0in" svg:y="0in" svg:width="6.9252in" svg:height="3.3299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11"><draw:frame draw:z-index="8" draw:style-name="a9" draw:name="graphics10" text:anchor-type="paragraph" svg:x="0in" svg:y="0in" svg:width="4.2189in" svg:height="3.3957in" style:rel-width="scale" style:rel-height="scale"><draw:image xlink:href="media/image10.png" xlink:type="simple" xlink:show="embed" xlink:actuate="onLoad"/><svg:title/><svg:desc/></draw:frame></text:span></text:p>
      <text:p text:style-name="Standard"/>
      <text:soft-page-break/>
      <text:p text:style-name="Standard"><text:span text:style-name="T12"><draw:frame draw:z-index="9" draw:style-name="a10" draw:name="graphics11" text:anchor-type="paragraph" svg:x="0in" svg:y="0in" svg:width="6.7189in" svg:height="3.5311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13"><draw:frame draw:z-index="10" draw:style-name="a11" draw:name="graphics12" text:anchor-type="paragraph" svg:x="0in" svg:y="0in" svg:width="3.8854in" svg:height="2.25in" style:rel-width="scale" style:rel-height="scale"><draw:image xlink:href="media/image12.png" xlink:type="simple" xlink:show="embed" xlink:actuate="onLoad"/><svg:title/><svg:desc/></draw:frame></text:span></text:p>
      <text:p text:style-name="Standard"/>
      <text:soft-page-break/>
      <text:p text:style-name="Standard"><text:span text:style-name="T14"><draw:frame draw:z-index="11" draw:style-name="a12" draw:name="graphics13" text:anchor-type="paragraph" svg:x="0in" svg:y="0in" svg:width="6.9252in" svg:height="3.2839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><text:span text:style-name="T15"><draw:frame draw:z-index="12" draw:style-name="a13" draw:name="graphics14" text:anchor-type="paragraph" svg:x="0in" svg:y="0in" svg:width="5.5937in" svg:height="3.5728in" style:rel-width="scale" style:rel-height="scale"><draw:image xlink:href="media/image14.png" xlink:type="simple" xlink:show="embed" xlink:actuate="onLoad"/><svg:title/><svg:desc/></draw:frame></text:span></text:p>
      <text:soft-page-break/>
      <text:p text:style-name="Standard"><text:span text:style-name="T16"><draw:frame draw:z-index="13" draw:style-name="a14" draw:name="graphics15" text:anchor-type="paragraph" svg:x="0in" svg:y="0in" svg:width="6.9252in" svg:height="3.2917in" style:rel-width="scale" style:rel-height="scale"><draw:image xlink:href="media/image15.png" xlink:type="simple" xlink:show="embed" xlink:actuate="onLoad"/><svg:title/><svg:desc/></draw:frame></text:span></text:p>
      <text:soft-page-break/>
      <text:p text:style-name="Standard"><text:span text:style-name="T17"><draw:frame draw:z-index="14" draw:style-name="a15" draw:name="graphics16" text:anchor-type="paragraph" svg:x="0in" svg:y="0in" svg:width="6.9252in" svg:height="4.2228in" style:rel-width="scale" style:rel-height="scale"><draw:image xlink:href="media/image16.png" xlink:type="simple" xlink:show="embed" xlink:actuate="onLoad"/><svg:title/><svg:desc/></draw:frame></text:span><text:span text:style-name="T18"><draw:frame draw:z-index="15" draw:style-name="a16" draw:name="graphics17" text:anchor-type="paragraph" svg:x="2.6811in" svg:y="2.7602in" svg:width="4.6457in" svg:height="3.5209in" style:rel-width="scale" style:rel-height="scale"><draw:image xlink:href="media/image17.png" xlink:type="simple" xlink:show="embed" xlink:actuate="onLoad"/><svg:title/><svg:desc/></draw:frame></text:span></text:p>
      <text:p text:style-name="Standard"/>
      <text:p text:style-name="Standard">18<text:span text:style-name="T19">th</text:span><text:s/>Blank</text:p>
      <text:soft-page-break/>
      <text:p text:style-name="Standard"><text:span text:style-name="T20"><draw:frame draw:z-index="16" draw:style-name="a17" draw:name="graphics18" text:anchor-type="paragraph" svg:x="0in" svg:y="0in" svg:width="5.1772in" svg:height="6.052in" style:rel-width="scale" style:rel-height="scale"><draw:image xlink:href="media/image18.png" xlink:type="simple" xlink:show="embed" xlink:actuate="onLoad"/><svg:title/><svg:desc/></draw:frame></text:span></text:p>
      <text:p text:style-name="Standard">Ans 18<text:span text:style-name="T21">th</text:span></text:p>
      <text:p text:style-name="Standard"/>
      <text:soft-page-break/>
      <text:p text:style-name="Standard"><text:span text:style-name="T22"><draw:frame draw:z-index="20" draw:style-name="a18" draw:name="graphics19" text:anchor-type="paragraph" svg:x="0in" svg:y="0in" svg:width="6.2189in" svg:height="7.302in" style:rel-width="scale" style:rel-height="scale"><draw:image xlink:href="media/image19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9<text:span text:style-name="T23">th</text:span><text:s/>Blank</text:p>
      <text:soft-page-break/>
      <text:p text:style-name="Standard"><text:span text:style-name="T24"><draw:frame draw:z-index="17" draw:style-name="a19" draw:name="graphics22" text:anchor-type="paragraph" svg:x="0in" svg:y="0in" svg:width="6.1874in" svg:height="7.2083in" style:rel-width="scale" style:rel-height="scale"><draw:image xlink:href="media/image20.png" xlink:type="simple" xlink:show="embed" xlink:actuate="onLoad"/><svg:title/><svg:desc/></draw:frame></text:span></text:p>
      <text:p text:style-name="Standard">Ans 19th</text:p>
      <text:p text:style-name="Standard"/>
      <text:soft-page-break/>
      <text:p text:style-name="Standard"><text:span text:style-name="T25"><draw:frame draw:z-index="18" draw:style-name="a20" draw:name="graphics23" text:anchor-type="paragraph" svg:x="0in" svg:y="0in" svg:width="6.1354in" svg:height="7.2083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 20<text:span text:style-name="T26">th</text:span></text:p>
      <text:p text:style-name="Standard"><text:span text:style-name="T27"><draw:frame draw:z-index="21" draw:style-name="a21" draw:name="graphics21" text:anchor-type="paragraph" svg:x="0in" svg:y="0in" svg:width="6.2189in" svg:height="7.2709in" style:rel-width="scale" style:rel-height="scale"><draw:image xlink:href="media/image2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Ans 20<text:span text:style-name="T28">th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9"><draw:frame draw:z-index="19" draw:style-name="a22" draw:name="graphics20" text:anchor-type="paragraph" svg:x="0in" svg:y="0in" svg:width="6.1874in" svg:height="7.2189in" style:rel-width="scale" style:rel-height="scale"><draw:image xlink:href="media/image23.png" xlink:type="simple" xlink:show="embed" xlink:actuate="onLoad"/><svg:title/><svg:desc/></draw:frame></text:span>ABC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ailesh  Payasi</meta:initial-creator>
    <dc:creator>Shailesh Payasi (SPF)</dc:creator>
    <meta:creation-date>2018-04-23T12:58:00Z</meta:creation-date>
    <dc:date>2018-05-03T06:17:00Z</dc:date>
    <meta:template xlink:href="Normal" xlink:type="simple"/>
    <meta:editing-cycles>63</meta:editing-cycles>
    <meta:editing-duration>PT141540S</meta:editing-duration>
    <meta:document-statistic meta:page-count="16" meta:paragraph-count="1" meta:word-count="27" meta:character-count="185" meta:row-count="1" meta:non-whitespace-character-count="159"/>
  </office:meta>
</office:document-meta>
</file>